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c82b" officeooo:paragraph-rsid="0001c82b"/>
    </style:style>
    <style:style style:name="P2" style:family="paragraph" style:parent-style-name="Standard" style:list-style-name="L1">
      <style:text-properties officeooo:rsid="0001c82b" officeooo:paragraph-rsid="0001c8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lication layer</text:p>
      <text:list xml:id="list7025518088501195695" text:style-name="L1">
        <text:list-item>
          <text:p text:style-name="P2">Application layer protocol</text:p>
          <text:list>
            <text:list-item>
              <text:p text:style-name="P2">Types of messages</text:p>
            </text:list-item>
            <text:list-item>
              <text:p text:style-name="P2">Message syntax</text:p>
            </text:list-item>
            <text:list-item>
              <text:p text:style-name="P2">Message semantics</text:p>
            </text:list-item>
            <text:list-item>
              <text:p text:style-name="P2">Rules for when and how processes send and respond to messages</text:p>
            </text:list-item>
          </text:list>
        </text:list-item>
        <text:list-item>
          <text:p text:style-name="P2">Public domain protocols</text:p>
          <text:list>
            <text:list-item>
              <text:p text:style-name="P2">Defined in RFCs</text:p>
            </text:list-item>
            <text:list-item>
              <text:p text:style-name="P2">Allow for interoperability</text:p>
            </text:list-item>
          </text:list>
        </text:list-item>
        <text:list-item>
          <text:p text:style-name="P2">Proprietary protocols</text:p>
          <text:list>
            <text:list-item>
              <text:p text:style-name="P2">Defined by the application</text:p>
              <text:list>
                <text:list-item>
                  <text:p text:style-name="P2">Skype, etc</text:p>
                </text:list-item>
              </text:list>
            </text:list-item>
          </text:list>
        </text:list-item>
      </text:list>
      <text:p text:style-name="P1">Transport layer</text:p>
      <text:list xml:id="list175931036169542" text:continue-numbering="true" text:style-name="L1">
        <text:list-item>
          <text:p text:style-name="P2">Lower layer services required by application layer</text:p>
          <text:list>
            <text:list-item>
              <text:p text:style-name="P2">Data integrity</text:p>
            </text:list-item>
            <text:list-item>
              <text:p text:style-name="P2">Bandwidth</text:p>
              <text:list>
                <text:list-item>
                  <text:p text:style-name="P2">How much is needed</text:p>
                </text:list-item>
              </text:list>
            </text:list-item>
            <text:list-item>
              <text:p text:style-name="P2">Timing</text:p>
              <text:list>
                <text:list-item>
                  <text:p text:style-name="P2">Certain requests in a certain amount of time</text:p>
                </text:list-item>
              </text:list>
            </text:list-item>
            <text:list-item>
              <text:p text:style-name="P2">Security</text:p>
            </text:list-item>
          </text:list>
        </text:list-item>
        <text:list-item>
          <text:p text:style-name="P2">TCP-connection</text:p>
          <text:list>
            <text:list-item>
              <text:p text:style-name="P2">Connection-oriented</text:p>
            </text:list-item>
            <text:list-item>
              <text:p text:style-name="P2">Reliable transport</text:p>
            </text:list-item>
            <text:list-item>
              <text:p text:style-name="P2">Flow control</text:p>
            </text:list-item>
            <text:list-item>
              <text:p text:style-name="P2">Congestion control</text:p>
            </text:list-item>
            <text:list-item>
              <text:p text:style-name="P2">Does not provide</text:p>
              <text:list>
                <text:list-item>
                  <text:p text:style-name="P2">Timing</text:p>
                </text:list-item>
                <text:list-item>
                  <text:p text:style-name="P2">Bandwitdh guarantees</text:p>
                </text:list-item>
              </text:list>
            </text:list-item>
          </text:list>
        </text:list-item>
        <text:list-item>
          <text:p text:style-name="P2">UDP-connec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7:50:07.141000000</meta:creation-date>
    <dc:date>2014-04-10T17:59:30.998000000</dc:date>
    <meta:editing-duration>P0D</meta:editing-duration>
    <meta:editing-cycles>1</meta:editing-cycles>
    <meta:document-statistic meta:table-count="0" meta:image-count="0" meta:object-count="0" meta:page-count="1" meta:paragraph-count="29" meta:word-count="108" meta:character-count="601" meta:non-whitespace-character-count="549"/>
    <meta:generator>LibreOffice/4.2.0.4$Windows_x86 LibreOffice_project/05dceb5d363845f2cf968344d7adab8dcfb2ba71</meta:generator>
  </office:meta>
</office:document-meta>
</file>